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.78mm"/>
    </style:style>
    <style:style style:name="co2" style:family="table-column">
      <style:table-column-properties fo:break-before="auto" style:column-width="29.76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73.3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d_GarLorrMe2.tx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oken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emmas</text:p>
          </table:table-cell>
          <table:table-cell office:value-type="string" calcext:value-type="string">
            <text:p>morph</text:p>
          </table:table-cell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ina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ignag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Fromo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orment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poteï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une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roch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che3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ur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durement2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abat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o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sno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snö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brisi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bris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o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st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end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art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art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chevauch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mor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trov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f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regret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egret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porr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oï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ma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ire1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ut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ranc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ranc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pui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al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aleme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u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baill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baill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batu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m_'o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ovoir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es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ove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o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ges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jes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ert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certe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pr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o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peti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ha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hal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qel</text:p>
          </table:table-cell>
          <table:table-cell office:value-type="string" calcext:value-type="string">
            <text:p>DETint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o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anch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guench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n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n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enm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st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au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autalen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m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ier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Berau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berar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n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oiss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oauz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Sengl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sanglent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poitri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oitrin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iz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odefroi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odefroi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st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pr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onc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veï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Bernar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barnag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r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haut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o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oiz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scri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Nesil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el</text:p>
          </table:table-cell>
          <table:table-cell office:value-type="string" calcext:value-type="string">
            <text:p>DETint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.j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s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pie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hois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hois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cheva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bess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baissie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pr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e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onde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us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eslai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erri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terri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Ici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oncl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nc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ohorenc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baudré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trench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eliç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eliço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gr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q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a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u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r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omp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hie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r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rïer2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iex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rci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v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nrag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nragi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v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vif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st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roch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spero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Bran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brandir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ha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s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pie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oitevi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poitev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remenb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emembr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Hu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eschi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esch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riche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ten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ambres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ent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Bernar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raïs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räison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oc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Saint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ar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ari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vo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orte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ne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nemi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fel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elon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q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abl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ïab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eï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_'a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onc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nc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oc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raïs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räison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Hu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ntrepr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ntreprendr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in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in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schap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chap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ris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eti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orré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covi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ven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mo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oma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arad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radi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hi!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Rigau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ibaut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biax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nié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q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u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l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Bernar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barnag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out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or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orce2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cora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rag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trench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haube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romp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omp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Parmi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mi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fla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lanc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s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pie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heva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abat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En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tr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pie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cheva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m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seu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so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asse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.M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engois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ngoiss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covi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ven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f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sofr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ine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ëism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ort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s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.j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este1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m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Jusq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aint1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Va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nclois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ploit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m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NOMB.=s|GENRE=m|CAS=i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moin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oin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è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lo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loto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ss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moi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oin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out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oter2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o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mo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in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oine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fe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dra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rap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f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vest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ntend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assa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ue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ger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redevon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edevoir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st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ev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reven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x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string" calcext:value-type="string">
            <text:p>ADVint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fe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alemant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Orr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en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romo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n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m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Adonq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donc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aguè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Fromondin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roiss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ur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durement2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q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rien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sof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sofr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jost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Guillaume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engloi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ncl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onloo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veïssi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oi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roit1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es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pie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orb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orb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romp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rompre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part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depart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ant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bani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nie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contr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flat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flat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assa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ngois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ngoiss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mo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onr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nroi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i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Borgoinz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borguigno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uberi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auber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arrie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riere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contr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flat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lat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Lohorenc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poign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fu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.M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orguegn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borguigno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s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S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onro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nrë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arrie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riere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m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donq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donc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vesqu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vesqu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ancel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lancelo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arm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.j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cheva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Poinç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äençon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e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n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m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mesnié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aisnie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Girber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igrado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iu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Girber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igrado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v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nrag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nragi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v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vif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ox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ol3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l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lerc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porre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ue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ger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co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up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bouc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oc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fe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fend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roiss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croiss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q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ail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ronp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omp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st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trieu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romp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ompre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po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q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fe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o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lat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flat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dest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abat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Ger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preu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n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ba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Fromond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öeill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Hernaud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ainteni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ve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audoï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baudré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N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mie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mira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hanç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ançon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Mor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trebuch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rebuchi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rescous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escoss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vesq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vesqu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ancel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lancelo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fu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orgueiliox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orgoillos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romondin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orment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I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venu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romonz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roiss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ie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viei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nt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ntif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veïssi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ez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cheval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romon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röec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mal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aleme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f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Girar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ie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ieg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n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oc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que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uillaum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uilaum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orgueillox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orgoillos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ncl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none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al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al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jos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lem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leman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Orri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escover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descovr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pr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hau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aut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er;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ouf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sofr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ou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NOMB.=s|GENRE=n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detrench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etrenchie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schi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chin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iz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x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qel</text:p>
          </table:table-cell>
          <table:table-cell office:value-type="string" calcext:value-type="string">
            <text:p>DETint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ouleu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r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qel</text:p>
          </table:table-cell>
          <table:table-cell office:value-type="string" calcext:value-type="string">
            <text:p>DETint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NOMB.=s|GENRE=n|CAS=r</text:p>
          </table:table-cell>
        </table:table-row>
        <table:table-row table:style-name="ro1">
          <table:table-cell office:value-type="string" calcext:value-type="string">
            <text:p>Lohorenc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loherein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perdu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.ij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lieu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bon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NOMB.=p|GENRE=m|CAS=r|DEGRE=p</text:p>
          </table:table-cell>
        </table:table-row>
        <table:table-row table:style-name="ro1">
          <table:table-cell office:value-type="string" calcext:value-type="string">
            <text:p>am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aide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u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uer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eint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mainten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Q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nov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ove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venu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ngois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ngoiss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p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t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.iij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o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oiz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pasm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asm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st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r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redresc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eproch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Hernau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harnois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Moç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oçu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t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escr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Franc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ranc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u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q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st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nfant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irber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igrado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ev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Hernaude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hardemen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er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desro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srë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Guillaum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eill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ncl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onloo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mont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vesq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vesqu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ancel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lancelo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nev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orgueillox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orgoillo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romondin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orment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uberi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auber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broche;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ve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Rocel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acedo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armi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mi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o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me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s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pie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run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brun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ser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ro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Fromo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st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icil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Mor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trebuch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rebuchi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dest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r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iglas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e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NOMB.=x|GENRE=x|CAS=x</text:p>
          </table:table-cell>
        </table:table-row>
        <table:table-row table:style-name="ro1">
          <table:table-cell office:value-type="string" calcext:value-type="string">
            <text:p>lor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oc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ranz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oi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cr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ev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Toma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e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NOMB.=x|GENRE=x|CAS=x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git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Girar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preu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ora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rag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duré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aduré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larenbau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clarissan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andu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ncontr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encontr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up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r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tré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letré1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Q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ra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raz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str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destre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oup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ui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NOMB.=x|GENRE=x|CAS=x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orn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qa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eschap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eschap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Parmi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mi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ort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ort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ntre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navr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avre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Do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NOMB.=s|GENRE=m|CAS=i</text:p>
          </table:table-cell>
        </table:table-row>
        <table:table-row table:style-name="ro1">
          <table:table-cell office:value-type="string" calcext:value-type="string">
            <text:p>mein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boë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hor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hor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o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git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ar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ar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q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ir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ne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nemi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nel</text:p>
          </table:table-cell>
          <table:table-cell office:value-type="string" calcext:value-type="string">
            <text:p>ADVneg.PROper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truev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riv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privé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ein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c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ein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navr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navr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nfant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Girbe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igrado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mi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mprunt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espöent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er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Hernau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harnois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ené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ené2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Mein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aus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auss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ein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ve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hi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re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raindre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sqartelé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cartele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ier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on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volen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olenté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ein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prod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sgard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esgard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i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qes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cono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noist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ostr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ostr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ilz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fu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uiz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rod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honor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onor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ue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eg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oi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mor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it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jet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on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NOMB.=s|GENRE=m|CAS=i</text:p>
          </table:table-cell>
        </table:table-row>
        <table:table-row table:style-name="ro1">
          <table:table-cell office:value-type="string" calcext:value-type="string">
            <text:p>tex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damag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ex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cr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ev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Jamè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er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recouvr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recovr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ranz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chapl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ap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mortalite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ortalité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Alem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lemant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s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r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or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q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mor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rov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or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engl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sanglen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gis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jesir</text:p>
          </table:table-cell>
          <table:table-cell office:value-type="string" calcext:value-type="string">
            <text:p>NOMB.=x|GENRE=x|CAS=x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rè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Girar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ie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ieg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orgoinz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borguigno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rov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cous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s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uberi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auber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pasm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pasm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a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la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com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von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al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rr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errer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omenç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aleür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alëurté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NOMB.=s|GENRE=m|CAS=i</text:p>
          </table:table-cell>
        </table:table-row>
        <table:table-row table:style-name="ro1">
          <table:table-cell office:value-type="string" calcext:value-type="string">
            <text:p>mein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prod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s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mor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fol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afoler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ein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batu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rob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rob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uber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auber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regret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egret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cous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s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ut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ranc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ranc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mor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m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engl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anglent</text:p>
          </table:table-cell>
          <table:table-cell office:value-type="string" calcext:value-type="string">
            <text:p>NOMB.=x|GENRE=x|CAS=x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bes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baisie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bouch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och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is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Uns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scu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cuier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pel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Pren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tos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cez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mor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oi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ges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jesir</text:p>
          </table:table-cell>
          <table:table-cell office:value-type="string" calcext:value-type="string">
            <text:p>NOMB.=x|GENRE=x|CAS=x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une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ort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biax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am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e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Orr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ofr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ou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cos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ste2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os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ste2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et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es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jes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q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st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enpr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empre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eparti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departi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mont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.j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cheva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r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B.=s|GENRE=m|CAS=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1T21:26:51.817498083</dc:date>
    <meta:editing-duration>PT24S</meta:editing-duration>
    <meta:editing-cycles>1</meta:editing-cycles>
    <meta:document-statistic meta:table-count="1" meta:cell-count="4696" meta:object-count="0"/>
    <meta:generator>LibreOffice/5.1.6.2$Linux_X86_64 LibreOffice_project/10m0$Build-2</meta:generator>
  </office:meta>
</office:document-meta>
</file>